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hora que has conocido HTML y CSS y has creado la base de tu portafolio, ¿qué tal personalizar este proyecto y darle tu toque personal?</text:p>
      <text:p text:style-name="P3">Puedes personalizar el título y agregar información sobre ti en el párrafo de texto, poner tu foto y los enlaces a tus redes sociales, además de modificar el CSS trabajando con colores y resaltados. ¡Desata tu creatividad!</text:p>
      <text:p text:style-name="P3">Además, ¡nos encantaría ver tu progreso en este curso! Así que siéntete libre de compartir tu proyecto con nosotros publicándolo en tus redes sociales como Instagram, Twitter y LinkedIn. Puedes hacerlo de la manera que prefieras, ya sea a través de fotos, historias, videos, etc. ¡Y no olvides etiquetar el perfil de Alura Latam, estaremos atentos a los proyectos!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09:55:48.555157923</meta:creation-date>
    <dc:date>2025-03-11T09:57:05.270981536</dc:date>
    <meta:editing-duration>PT1M22S</meta:editing-duration>
    <meta:editing-cycles>1</meta:editing-cycles>
    <meta:document-statistic meta:table-count="0" meta:image-count="0" meta:object-count="0" meta:page-count="1" meta:paragraph-count="3" meta:word-count="121" meta:character-count="721" meta:non-whitespace-character-count="603"/>
    <meta:generator>LibreOffice/24.2.7.2$Linux_X86_64 LibreOffice_project/420$Build-2</meta:generator>
  </office:meta>
</office:document-meta>
</file>